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#Aufgabe 2 Eichung</text:p>
          </table:table-cell>
          <table:table-cell office:value-type="string" calcext:value-type="string">
            <text:p>Kleine Win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eriodenanzahl</text:p>
          </table:table-cell>
          <table:table-cell office:value-type="string" calcext:value-type="string">
            <text:p>Zeit in 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1" calcext:value-type="float">
            <text:p>3,031</text:p>
          </table:table-cell>
          <table:table-cell office:value-type="float" office:value="3.039" calcext:value-type="float">
            <text:p>3,039</text:p>
          </table:table-cell>
          <table:table-cell office:value-type="float" office:value="3.038" calcext:value-type="float">
            <text:p>3,0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179" calcext:value-type="float">
            <text:p>9,179</text:p>
          </table:table-cell>
          <table:table-cell office:value-type="float" office:value="9.165" calcext:value-type="float">
            <text:p>9,165</text:p>
          </table:table-cell>
          <table:table-cell office:value-type="float" office:value="9.164" calcext:value-type="float">
            <text:p>9,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07" calcext:value-type="float">
            <text:p>15,307</text:p>
          </table:table-cell>
          <table:table-cell table:number-columns-repeated="2" office:value-type="float" office:value="15.291" calcext:value-type="float">
            <text:p>15,2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435" calcext:value-type="float">
            <text:p>21,435</text:p>
          </table:table-cell>
          <table:table-cell office:value-type="float" office:value="21.417" calcext:value-type="float">
            <text:p>21,417</text:p>
          </table:table-cell>
          <table:table-cell office:value-type="float" office:value="21.411" calcext:value-type="float">
            <text:p>21,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563" calcext:value-type="float">
            <text:p>27,563</text:p>
          </table:table-cell>
          <table:table-cell office:value-type="float" office:value="27.543" calcext:value-type="float">
            <text:p>27,543</text:p>
          </table:table-cell>
          <table:table-cell office:value-type="float" office:value="27.536" calcext:value-type="float">
            <text:p>27,5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.65" calcext:value-type="float">
            <text:p>33,65</text:p>
          </table:table-cell>
          <table:table-cell office:value-type="float" office:value="33.667" calcext:value-type="float">
            <text:p>33,667</text:p>
          </table:table-cell>
          <table:table-cell office:value-type="float" office:value="33.661" calcext:value-type="float">
            <text:p>33,6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.818" calcext:value-type="float">
            <text:p>39,818</text:p>
          </table:table-cell>
          <table:table-cell office:value-type="float" office:value="39.791" calcext:value-type="float">
            <text:p>39,791</text:p>
          </table:table-cell>
          <table:table-cell office:value-type="float" office:value="39.784" calcext:value-type="float">
            <text:p>39,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.946" calcext:value-type="float">
            <text:p>45,946</text:p>
          </table:table-cell>
          <table:table-cell office:value-type="float" office:value="45.916" calcext:value-type="float">
            <text:p>45,916</text:p>
          </table:table-cell>
          <table:table-cell office:value-type="float" office:value="45.907" calcext:value-type="float">
            <text:p>45,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043" calcext:value-type="float">
            <text:p>52,043</text:p>
          </table:table-cell>
          <table:table-cell office:value-type="float" office:value="52.032" calcext:value-type="float">
            <text:p>52,032</text:p>
          </table:table-cell>
          <table:table-cell office:value-type="float" office:value="52.03" calcext:value-type="float">
            <text:p>52,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188" calcext:value-type="float">
            <text:p>58,188</text:p>
          </table:table-cell>
          <table:table-cell office:value-type="float" office:value="58.163" calcext:value-type="float">
            <text:p>58,163</text:p>
          </table:table-cell>
          <table:table-cell office:value-type="float" office:value="58.155" calcext:value-type="float">
            <text:p>58,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22:57:19.3865632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53:42.241102434</meta:creation-date>
    <dc:date>2016-12-20T23:01:08.209382790</dc:date>
    <meta:editing-duration>PT20M4S</meta:editing-duration>
    <meta:editing-cycles>5</meta:editing-cycles>
    <meta:generator>LibreOffice/5.1.4.2$Linux_x86 LibreOffice_project/10m0$Build-2</meta:generator>
    <meta:document-statistic meta:table-count="1" meta:cell-count="44" meta:object-count="0"/>
  </office:meta>
</office:document-meta>
</file>